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6"/>
    <style:style style:name="P74" style:family="paragraph" style:parent-style-name="Standard" style:list-style-name="L65">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5.5</text:p>
      <text:list xml:id="list8796572496761805621" text:style-name="L66">
        <text:list-item>
          <text:p text:style-name="P73">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615754559976931782" text:style-name="L1">
        <text:list-item>
          <text:p text:style-name="P9">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8103281863046816738" text:style-name="L2">
        <text:list-item>
          <text:p text:style-name="P10">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2616194616883114156" text:style-name="L3">
        <text:list-item>
          <text:p text:style-name="P11">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1540562689338455833" text:style-name="L4">
        <text:list-item>
          <text:p text:style-name="P12">Added additional references to the North American Excel Spreadsheet report in the new section of the final report that bangs on about the start-of-exposure timing convention.<text:line-break/></text:p>
        </text:list-item>
      </text:list>
      <text:p text:style-name="Standard">version 3.5.0</text:p>
      <text:list xml:id="list4020789229539096991" text:style-name="L5">
        <text:list-item>
          <text:p text:style-name="P13">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3">NEW: when 'trims' have been placed, a 'write csv' process will honor those <text:soft-page-break/>values and produce a 'trimmed' output file.<text:line-break/></text:p>
        </text:list-item>
        <text:list-item>
          <text:p text:style-name="P13">NEW: when a light curve has been 'normalized', the changed values are written to the data table where, once again, a 'write csv' process will capture the results.<text:line-break/></text:p>
        </text:list-item>
        <text:list-item>
          <text:p text:style-name="P13">Added additional reminders that the start-of-exposure timestamp/timing convention is employed.</text:p>
        </text:list-item>
      </text:list>
      <text:p text:style-name="Standard"/>
      <text:p text:style-name="Standard">version 3.4.9</text:p>
      <text:list xml:id="list718208554961834871" text:style-name="L6">
        <text:list-item>
          <text:p text:style-name="P14">Added some explanatory language to the “Excel report” section regarding the proper interpretation of the 'false positive probability' number.<text:line-break/></text:p>
        </text:list-item>
      </text:list>
      <text:p text:style-name="Standard">version 3.4.8</text:p>
      <text:list xml:id="list2605923833020230148" text:style-name="L7">
        <text:list-item>
          <text:p text:style-name="P15">This version deals more realistically with high magDrop lightcurves by defining a 'limiting magDrop' as: <text:line-break/><text:line-break/><text:tab/>limMagDrop = 2.5 * log10( B / std(A) ) <text:line-break/><text:line-break/><text:tab/>std(A) is the noise level of A.</text:p>
          <text:p text:style-name="P15"><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836766482625180982" text:style-name="L8">
        <text:list-item>
          <text:p text:style-name="P16">Automatically loads the correct version of Adv2<text:line-break/></text:p>
        </text:list-item>
      </text:list>
      <text:p text:style-name="Standard">version 3.4.6</text:p>
      <text:list xml:id="list4593624367377994151" text:style-name="L9">
        <text:list-item>
          <text:p text:style-name="P17">Adds AAV Version 2 file as a type that can be read (important when Do OCR check is enabled)</text:p>
        </text:list-item>
      </text:list>
      <text:p text:style-name="Standard"/>
      <text:p text:style-name="Standard"><text:soft-page-break/>version 3.4.5</text:p>
      <text:list xml:id="list2650527715276131733" text:style-name="L10">
        <text:list-item>
          <text:p text:style-name="P18">Fixes block integration which was failing when more than 4 lightcurves were being processed.<text:line-break/></text:p>
        </text:list-item>
        <text:list-item>
          <text:p text:style-name="P18">Made use diff and Do OCR checkboxes sticky.<text:line-break/></text:p>
        </text:list-item>
      </text:list>
      <text:p text:style-name="Standard">version 3.4.4</text:p>
      <text:list xml:id="list806962825860618615" text:style-name="L11">
        <text:list-item>
          <text:p text:style-name="P19">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9117821058571184851" text:style-name="L12">
        <text:list-item>
          <text:p text:style-name="P20">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565252808259524422" text:style-name="L13">
        <text:list-item>
          <text:p text:style-name="P21">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5268430791342363808" text:style-name="L14">
        <text:list-item>
          <text:p text:style-name="P22">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2">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2">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text:soft-page-break/>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1474102791143688228" text:style-name="L15">
        <text:list-item>
          <text:p text:style-name="P23">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665983282403270545" text:style-name="L16">
        <text:list-item>
          <text:p text:style-name="P24">Automatically installs cv2 if not already present. <text:s/>This package is needed for the new frame view feature.<text:line-break/></text:p>
        </text:list-item>
      </text:list>
      <text:p text:style-name="Standard">version 3.3.8</text:p>
      <text:list xml:id="list8758673686724564360" text:style-name="L17">
        <text:list-item>
          <text:p text:style-name="P25">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254816822459073983" text:style-name="L18">
        <text:list-item>
          <text:p text:style-name="P26">A new button (View frame) with an associated spinner for entry of a frame number has been added:</text:p>
          <text:p text:style-name="P26"/>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ext:soft-page-break/>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7388541749763618805" text:style-name="L19">
        <text:list-item>
          <text:p text:style-name="P27">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299350685648637811" text:style-name="L20">
        <text:list-item>
          <text:p text:style-name="P2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913954785563801648" text:style-name="L21">
        <text:list-item>
          <text:p text:style-name="P29">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8066721422874553049" text:style-name="L22">
        <text:list-item>
          <text:p text:style-name="P3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620844936125388994" text:style-name="L23">
        <text:list-item>
          <text:p text:style-name="P31">Changed main plot so that the scroll wheel only zooms the x axis.</text:p>
        </text:list-item>
        <text:list-item>
          <text:p text:style-name="P31">Changed lightcurve plot so that it conforms properly to 'start-of-exposure'.<text:line-break/><text:soft-page-break/></text:p>
        </text:list-item>
      </text:list>
      <text:p text:style-name="Standard">version 3.2.8</text:p>
      <text:list xml:id="list2316300796607115313" text:style-name="L24">
        <text:list-item>
          <text:p text:style-name="P32">Changed font size in help files --- it was fine for Mac but too big for Win10<text:line-break/></text:p>
        </text:list-item>
      </text:list>
      <text:p text:style-name="Standard">version 3.2.7</text:p>
      <text:list xml:id="list6137479673091875369" text:style-name="L25">
        <text:list-item>
          <text:p text:style-name="P33">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436913887828435154" text:style-name="L26">
        <text:list-item>
          <text:p text:style-name="P34">This is a 'cosmetic' release --- there should be NO detectable differences from version 3.2.5 in terms of functionality.</text:p>
        </text:list-item>
        <text:list-item>
          <text:p text:style-name="P34">All python files were brought into compliance with PEP 8 coding standards. <text:s/>Only I care about that.</text:p>
        </text:list-item>
        <text:list-item>
          <text:p text:style-name="P34">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34">All this 'cosmetic' work is in preparation for working on PyOTE issues again.<text:line-break/> </text:p>
        </text:list-item>
      </text:list>
      <text:p text:style-name="Standard">version 3.2.5</text:p>
      <text:list xml:id="list6806684720489844100" text:style-name="L27">
        <text:list-item>
          <text:p text:style-name="P35">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382897634002997114" text:style-name="L28">
        <text:list-item>
          <text:p text:style-name="P36">Modified the test for newer version to accommodate the different strings returned by pip 18.1 and pip 19.0+</text:p>
        </text:list-item>
        <text:list-item>
          <text:p text:style-name="P36">Added ability to invoke PyOTE from PyMovie with an externally supplied csv file that is automatically opened.<text:line-break/></text:p>
        </text:list-item>
      </text:list>
      <text:p text:style-name="Standard">version 3.2.3</text:p>
      <text:list xml:id="list6806313015071447227" text:style-name="L29">
        <text:list-item>
          <text:p text:style-name="P37">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37">Added support for the PyMovie csv format<text:line-break/></text:p>
        </text:list-item>
      </text:list>
      <text:p text:style-name="Standard">version 3.2.1</text:p>
      <text:list xml:id="list7300056290735474076" text:style-name="L30">
        <text:list-item>
          <text:p text:style-name="P38">this version makes PyOTE more robust to a common 'cockpit error' that users have been making with Tangra files. <text:s/>Specifically, if a Tangra csv file is opened <text:soft-page-break/>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983216401633472455" text:style-name="L31">
        <text:list-item>
          <text:p text:style-name="P39">Changed GUI to better align text on min max edit boxes to avoid confusion.<text:line-break/></text:p>
        </text:list-item>
      </text:list>
      <text:p text:style-name="Standard">version 3.1.9</text:p>
      <text:list xml:id="list6782116921201116416" text:style-name="L32">
        <text:list-item>
          <text:p text:style-name="P40">Fixed a bug in the test for a min/max solution search being constrained by a too large min value.<text:line-break/></text:p>
        </text:list-item>
      </text:list>
      <text:p text:style-name="Standard">version 3.1.8</text:p>
      <text:list xml:id="list7850832209609666893" text:style-name="L33">
        <text:list-item>
          <text:p text:style-name="P41">version 3.1.7 was released without an updated version history. <text:s/>Here is what was changed in 3.1.7:<text:line-break/></text:p>
        </text:list-item>
        <text:list-item>
          <text:p text:style-name="P41">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64678586472600283" text:style-name="L34">
        <text:list-item>
          <text:p text:style-name="P42">Values entered in the Manual Timestamp Entry dialog box are now 'sticky', thus making corrections easy to do without requiring re-entry of all data. </text:p>
          <text:p text:style-name="P42"><text:line-break/>Also trapped is the case where a user has entered a custom frame time but failed to click the radio button indicating that it is to be used.<text:line-break/></text:p>
        </text:list-item>
      </text:list>
      <text:p text:style-name="Standard">version 3.1.5:</text:p>
      <text:list xml:id="list1105719740114226607" text:style-name="L35">
        <text:list-item>
          <text:p text:style-name="P43">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ext:soft-page-break/>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866229307016031443" text:style-name="L36">
        <text:list-item>
          <text:p text:style-name="P44">Fixed error in new dropped reading detection logic when light curve was processed in field mode.<text:line-break/></text:p>
        </text:list-item>
        <text:list-item>
          <text:p text:style-name="P44">Cleaned up some language in tooltips.<text:line-break/></text:p>
        </text:list-item>
      </text:list>
      <text:p text:style-name="Standard">version 3.1.3:</text:p>
      <text:list xml:id="list1263278596653131204" text:style-name="L37">
        <text:list-item>
          <text:p text:style-name="P45">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45">Eliminated the 'entry num' column in the data matrix at the lower left of the GUI. The 'entry num' is unused and a possible source of confusion with the frame or field number for the unwary.<text:line-break/></text:p>
        </text:list-item>
        <text:list-item>
          <text:p text:style-name="P45">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8963397177119893269" text:style-name="L38">
        <text:list-item>
          <text:p text:style-name="P46">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56388503627976757" text:style-name="L39">
        <text:list-item>
          <text:p text:style-name="P47">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47">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47">The labels on the Find Event button and the Calc Err Bar button were changed <text:soft-page-break/>to more clearly suggest that after finding an 'event', one should then press the 'report' button to the right in order to complete the process.<text:line-break/></text:p>
        </text:list-item>
      </text:list>
      <text:p text:style-name="Standard">version 3.1.0:</text:p>
      <text:list xml:id="list3978994522696111462" text:style-name="L40">
        <text:list-item>
          <text:p text:style-name="P48">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322420468333724082" text:style-name="L41">
        <text:list-item>
          <text:p text:style-name="P49">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890688585485679573" text:style-name="L42">
        <text:list-item>
          <text:p text:style-name="P50">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378798793248277844" text:style-name="L43">
        <text:list-item>
          <text:p text:style-name="P51">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283218862586961990" text:style-name="L44">
        <text:list-item>
          <text:p text:style-name="P52">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1818013522634691766" text:style-name="L45">
        <text:list-item>
          <text:p text:style-name="P53">Disable the Accept integration button when user overrides an automatic block analysis with a manual block selection followed by a click on the Block integrate button.<text:line-break/></text:p>
        </text:list-item>
      </text:list>
      <text:p text:style-name="Standard">version 2.1.4:</text:p>
      <text:list xml:id="list3412048242917036006" text:style-name="L46">
        <text:list-item>
          <text:p text:style-name="P54">Corrected a bug that kept manual selection of block integration from being performed after a refusal to accept the automatic block analysis results.<text:line-break/></text:p>
        </text:list-item>
      </text:list>
      <text:p text:style-name="Standard">version 2.1.3:</text:p>
      <text:list xml:id="list1069798646345238762" text:style-name="L47">
        <text:list-item>
          <text:p text:style-name="P55"><text:soft-page-break/>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6634622718706998" text:style-name="L48">
        <text:list-item>
          <text:p text:style-name="P56">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375788276304476471" text:style-name="L49">
        <text:list-item>
          <text:p text:style-name="P57">Added progress bar tracking of block integration analysis because it can take an extended amount of time to complete the analysis when the light curve has many points.<text:line-break/></text:p>
        </text:list-item>
      </text:list>
      <text:p text:style-name="Standard">version 2.1.0</text:p>
      <text:list xml:id="list7498180062836821327" text:style-name="L50">
        <text:list-item>
          <text:p text:style-name="P58">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614619365938236185" text:style-name="L51">
        <text:list-item>
          <text:p text:style-name="P59">Made the selection of Tooltip display 'sticky'</text:p>
        </text:list-item>
        <text:list-item>
          <text:p text:style-name="P59">Duration calculation when D and R span midnight now handled correctly</text:p>
        </text:list-item>
      </text:list>
      <text:p text:style-name="Standard"/>
      <text:p text:style-name="Standard">version 2.0.8</text:p>
      <text:list xml:id="list3929943724289727465" text:style-name="L52">
        <text:list-item>
          <text:p text:style-name="P60">toolTips changed to invoke and display in a custom dialog box that can be moved and resized to better accommodate legacy displays</text:p>
        </text:list-item>
        <text:list-item>
          <text:p text:style-name="P60">Calc flash timing calculation fixed to properly deal with the non-integer frame numbers that can result from field processed csv files</text:p>
        </text:list-item>
        <text:list-item>
          <text:p text:style-name="P60">Flash timing has been verified to work with integrated light curves</text:p>
        </text:list-item>
        <text:list-item>
          <text:p text:style-name="P6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556827571314188195" text:style-name="L53">
        <text:list-item>
          <text:p text:style-name="P61">Adds a button to calculate the edge position of an LED timing flash.</text:p>
        </text:list-item>
        <text:list-item>
          <text:p text:style-name="P6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61"><text:soft-page-break/>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61">Adds a checkbox to force manual entry of timestamp info. <text:s/>This is useful when OCR on a VTI timed light curve has catastrophic errors. <text:s/>It is always employed when using LED flash timing.</text:p>
        </text:list-item>
      </text:list>
      <text:list xml:id="list5229383497765130452" text:style-name="L54">
        <text:list-item>
          <text:p text:style-name="P62">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541545785952928631" text:style-name="L55">
        <text:list-item>
          <text:p text:style-name="P63">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619828219219491684" text:style-name="L56">
        <text:list-item>
          <text:p text:style-name="P64">files generated by pyote now contain PYOTE in the filename.<text:line-break/></text:p>
        </text:list-item>
        <text:list-item>
          <text:p text:style-name="P64">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5786399310408719570" text:style-name="L57">
        <text:list-item>
          <text:p text:style-name="P65">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597452786919158684" text:style-name="L58">
        <text:list-item>
          <text:p text:style-name="P66">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739879395193768051" text:style-name="L59">
        <text:list-item>
          <text:p text:style-name="P67">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905160183937654913" text:style-name="L60">
        <text:list-item>
          <text:p text:style-name="P68">improved handling of D and R region selection so that one cannot enter an invalid configuration --- automatic corrections/changes are applied.<text:line-break/></text:p>
        </text:list-item>
        <text:list-item>
          <text:p text:style-name="P68"><text:soft-page-break/>incorporates a new 'solver' that no longer requires an initial estimation of baseline noise. <text:s/>This 'solver' is also much faster. <text:s/>With this 'solver', the two-pass modification added in version 1.46 is no longer needed.<text:line-break/></text:p>
        </text:list-item>
        <text:list-item>
          <text:p text:style-name="P6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358319964628247612" text:style-name="L61">
        <text:list-item>
          <text:p text:style-name="P69">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382113176214093340" text:style-name="L62">
        <text:list-item>
          <text:p text:style-name="P7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70">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322076480007948385" text:style-name="L63">
        <text:list-item>
          <text:p text:style-name="P71">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762955809944930382" text:style-name="L64">
        <text:list-item>
          <text:p text:style-name="P72"><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72">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7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72">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7803187768712594918" text:style-name="L65">
        <text:list-item>
          <text:p text:style-name="P74">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9-28T19:57:19</dc:date>
    <meta:editing-cycles>96</meta:editing-cycles>
    <meta:editing-duration>PT21H23M25S</meta:editing-duration>
    <meta:document-statistic meta:table-count="0" meta:image-count="2" meta:object-count="0" meta:page-count="14" meta:paragraph-count="189" meta:word-count="5604" meta:character-count="32719"/>
    <meta:template xlink:type="simple" xlink:actuate="onRequest" xlink:title="" xlink:href="Normal"/>
  </office:meta>
</office:document-meta>
</file>